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</style:style>
    <style:style style:name="P3" style:family="paragraph" style:parent-style-name="Standard">
      <style:paragraph-properties fo:margin-left="0.508cm" fo:margin-right="0.529cm" fo:line-height="200%" fo:text-indent="0cm" style:auto-text-indent="false"/>
    </style:style>
    <style:style style:name="P4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6aef2" style:font-size-asian="12.25pt" style:font-size-complex="14pt"/>
    </style:style>
    <style:style style:name="T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109cm" svg:y1="27.567cm" svg:x2="3.111cm" svg:y2="29.046cm">
          <text:p/>
        </draw:line>
        <draw:line draw:style-name="gr2" draw:text-style-name="P6" svg:x1="2.122cm" svg:y1="27.556cm" svg:x2="20.383cm" svg:y2="27.556cm">
          <text:p/>
        </draw:line>
        <draw:line draw:style-name="gr2" draw:text-style-name="P6" svg:x1="4.108cm" svg:y1="27.567cm" svg:x2="4.11cm" svg:y2="29.046cm">
          <text:p/>
        </draw:line>
        <draw:line draw:style-name="gr2" draw:text-style-name="P6" svg:x1="6.607cm" svg:y1="27.567cm" svg:x2="6.609cm" svg:y2="29.046cm">
          <text:p/>
        </draw:line>
        <draw:line draw:style-name="gr2" draw:text-style-name="P6" svg:x1="8.105cm" svg:y1="27.581cm" svg:x2="8.107cm" svg:y2="29.046cm">
          <text:p/>
        </draw:line>
        <draw:line draw:style-name="gr2" draw:text-style-name="P6" svg:x1="9.107cm" svg:y1="27.567cm" svg:x2="9.109cm" svg:y2="29.032cm">
          <text:p/>
        </draw:line>
        <draw:line draw:style-name="gr2" draw:text-style-name="P6" svg:x1="19.401cm" svg:y1="27.567cm" svg:x2="19.405cm" svg:y2="29.046cm">
          <text:p/>
        </draw:line>
        <draw:line draw:style-name="gr3" draw:text-style-name="P6" svg:x1="2.122cm" svg:y1="28.053cm" svg:x2="9.091cm" svg:y2="28.055cm">
          <text:p/>
        </draw:line>
        <draw:line draw:style-name="gr2" draw:text-style-name="P6" svg:x1="2.122cm" svg:y1="28.558cm" svg:x2="9.091cm" svg:y2="28.558cm">
          <text:p/>
        </draw:line>
        <draw:line draw:style-name="gr3" draw:text-style-name="P6" svg:x1="19.412cm" svg:y1="28.06cm" svg:x2="20.39cm" svg:y2="28.06cm">
          <text:p/>
        </draw:line>
        <draw:frame draw:style-name="gr4" draw:text-style-name="P8" svg:width="0.913cm" svg:height="0.435cm" svg:x="2.159cm" svg:y="28.578cm">
          <draw:text-box>
            <text:p text:style-name="P7"><text:span text:style-name="T2">Изм.</text:span></text:p>
          </draw:text-box>
        </draw:frame>
        <draw:frame draw:style-name="gr4" draw:text-style-name="P8" svg:width="0.914cm" svg:height="0.435cm" svg:x="3.149cm" svg:y="28.578cm">
          <draw:text-box>
            <text:p text:style-name="P7"><text:span text:style-name="T2">Лист</text:span></text:p>
          </draw:text-box>
        </draw:frame>
        <draw:frame draw:style-name="gr4" draw:text-style-name="P8" svg:width="2.349cm" svg:height="0.435cm" svg:x="4.184cm" svg:y="28.578cm">
          <draw:text-box>
            <text:p text:style-name="P7"><text:span text:style-name="T2">№ </text:span><text:span text:style-name="T2">докум.</text:span></text:p>
          </draw:text-box>
        </draw:frame>
        <draw:frame draw:style-name="gr4" draw:text-style-name="P10" svg:width="1.405cm" svg:height="0.435cm" svg:x="6.664cm" svg:y="28.578cm">
          <draw:text-box>
            <text:p text:style-name="P9"><text:span text:style-name="T2">Подпись</text:span></text:p>
          </draw:text-box>
        </draw:frame>
        <draw:frame draw:style-name="gr4" draw:text-style-name="P8" svg:width="0.914cm" svg:height="0.435cm" svg:x="8.15cm" svg:y="28.578cm">
          <draw:text-box>
            <text:p text:style-name="P7"><text:span text:style-name="T2">Дата</text:span></text:p>
          </draw:text-box>
        </draw:frame>
        <draw:frame draw:style-name="gr4" draw:text-style-name="P8" svg:width="0.914cm" svg:height="0.436cm" svg:x="19.44cm" svg:y="27.606cm">
          <draw:text-box>
            <text:p text:style-name="P7"><text:span text:style-name="T2">Лист</text:span></text:p>
          </draw:text-box>
        </draw:frame>
        <draw:frame draw:style-name="gr4" draw:text-style-name="P8" svg:width="0.914cm" svg:height="0.599cm" svg:x="19.44cm" svg:y="28.257cm">
          <draw:text-box>
            <text:p text:style-name="P7"><text:span text:style-name="T3">2</text:span></text:p>
          </draw:text-box>
        </draw:frame>
        <draw:frame draw:style-name="gr4" draw:text-style-name="P11" svg:width="10.125cm" svg:height="0.682cm" svg:x="9.194cm" svg:y="27.954cm">
          <draw:text-box>
            <text:p text:style-name="P7"><text:span text:style-name="T4">КР-АПИ(Ф)НГТУ-210200.65-(АВР09-1)-08-13</text:span></text:p>
          </draw:text-box>
        </draw:frame>
      </draw:g>
      <text:p text:style-name="P4"/>
      <text:p text:style-name="P3"><text:tab/><text:span text:style-name="T1">Введение</text:span></text:p>
      <text:p text:style-name="P2"><text:span text:style-name="T1"><text:tab/>Целью данной курсовой работы является разработка конструкции микросборки пробника для «прозвонки» монтажа. Данное устройство широко применяется для диагностики качества электрического соединения в портативных приборах и устройствах.</text:span></text:p>
      <text:p text:style-name="P2"><text:span text:style-name="T1"><text:tab/>Подобная реализация имеет ряд преимуществ перед классической дискретной технологией. Поскольку в портативных устройствах особое внимание уделяется надежности и массогабаритным показателям, то исполнение в виде микросборки является хорошим решением.</text:span></text:p>
      <text:p text:style-name="P2"><text:span text:style-name="T1"><text:tab/>Корпусированная МСБ гораздо лучше противостоит внешним воздействиям в отличии от дискретных схем и имеет намного лучшие массогабаритные показатели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23:16.464000000</dc:date>
    <meta:editing-duration>PT25M26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4" meta:word-count="73" meta:character-count="639" meta:non-whitespace-character-count="566"/>
  </office:meta>
</office:document-meta>
</file>